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235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4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3" style:family="table-cell" style:parent-style-name="Default">
      <style:table-cell-properties fo:border="0.06pt solid #000000" style:vertical-align="middle"/>
      <style:text-properties style:font-name="Avenir"/>
    </style:style>
    <style:style style:name="ce16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9"/>
          <table:table-cell table:style-name="ce286" office:value-type="string" calcext:value-type="string">
            <text:p>MP</text:p>
          </table:table-cell>
          <table:table-cell table:style-name="ce27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8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8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8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8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8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8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8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8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8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4" office:value-type="string" calcext:value-type="string" table:number-columns-spanned="2" table:number-rows-spanned="1">
            <text:p>Fok</text:p>
          </table:table-cell>
          <table:covered-table-cell table:style-name="ce334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5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3"/>
        <table:table-column table:style-name="co24" table:default-cell-style-name="ce1189"/>
        <table:table-column table:style-name="co25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5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6"/>
          <table:table-cell table:number-columns-repeated="16371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16372"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5" table:content-validation-name="val58"/>
          <table:table-cell table:style-name="ce567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586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30" table:number-columns-repeated="5" table:default-cell-style-name="ce682"/>
        <table:table-column table:style-name="co31" table:default-cell-style-name="ce682"/>
        <table:table-column table:style-name="co14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909"/>
        <table:table-column table:style-name="co38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91"/>
          <table:covered-table-cell table:number-columns-repeated="2" table:style-name="ce59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8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31" office:value-type="string" calcext:value-type="string">
            <text:p>Módosítók</text:p>
          </table:table-cell>
          <table:table-cell table:style-name="ce683" table:content-validation-name="val138" office:value-type="string" calcext:value-type="string">
            <text:p>Összesen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0" table:content-validation-name="val120" office:value-type="float" office:value="10" calcext:value-type="float">
            <text:p>10</text:p>
          </table:table-cell>
          <table:table-cell table:style-name="ce750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8" table:content-validation-name="val139" table:formula="of:=[.C4]+[.D4]" office:value-type="float" office:value="15" calcext:value-type="float">
            <text:p>15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990" table:content-validation-name="val165" table:formula="of:=[Data.C19]*[Alapértékek.D8]" office:value-type="float" office:value="30" calcext:value-type="float">
            <text:p>3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0" table:content-validation-name="val120" office:value-type="float" office:value="20" calcext:value-type="float">
            <text:p>20</text:p>
          </table:table-cell>
          <table:table-cell table:style-name="ce75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28" table:content-validation-name="val140" table:formula="of:=[.C5]+[.B5]+[.D5]" office:value-type="float" office:value="20" calcext:value-type="float">
            <text:p>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0" table:content-validation-name="val120" office:value-type="float" office:value="120" calcext:value-type="float">
            <text:p>120</text:p>
          </table:table-cell>
          <table:table-cell table:style-name="ce75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28" table:content-validation-name="val141" table:formula="of:=[.C6]+[.B6]+[.D6]" office:value-type="float" office:value="120" calcext:value-type="float">
            <text:p>1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597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597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0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28" table:content-validation-name="val142" table:formula="of:=[.C8]+[.B8]+[.D8]" office:value-type="float" office:value="-30" calcext:value-type="float">
            <text:p>-30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990" table:content-validation-name="val166" table:formula="of:=[Data.C22]*[Alapértékek.$D$8]" office:value-type="float" office:value="20" calcext:value-type="float">
            <text:p>2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91"/>
          <table:covered-table-cell table:number-columns-repeated="3" table:style-name="ce597"/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597"/>
          <table:table-cell table:style-name="ce788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5"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/>
          <table:table-cell table:style-name="ce597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2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2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9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597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2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8">
          <table:table-cell table:style-name="ce609" table:number-columns-spanned="9" table:number-rows-spanned="1"/>
          <table:covered-table-cell table:number-columns-repeated="7" table:style-name="ce609"/>
          <table:covered-table-cell table:style-name="ce999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609" table:number-columns-repeated="2"/>
          <table:table-cell table:style-name="Default" table:number-columns-repeated="22"/>
          <table:table-cell table:style-name="ce609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2">
          <table:table-cell table:style-name="ce615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9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"/>
          <table:table-cell table:style-name="Default" table:number-columns-repeated="22"/>
          <table:table-cell table:style-name="ce597" table:number-columns-repeated="215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9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615" table:content-validation-name="val97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9"/>
          <table:table-cell table:style-name="Default" table:number-columns-repeated="3"/>
          <table:table-cell table:style-name="ce840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19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62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0" table:content-validation-name="val110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7"/>
          <table:table-cell table:style-name="ce59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9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6"/>
          <table:table-cell table:style-name="ce59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8"/>
          <table:covered-table-cell table:style-name="ce966"/>
          <table:covered-table-cell table:style-name="ce597"/>
          <table:table-cell table:style-name="ce59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7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7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59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Default" table:number-columns-repeated="6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3" table:content-validation-name="val127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Elsődleges fegyver</text:p>
          </table:table-cell>
          <table:table-cell table:style-name="ce73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655" table:content-validation-name="val102" office:value-type="string" calcext:value-type="string">
            <text:p><text:s text:c="3"/>Másodlago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11"/>
          <table:table-cell table:style-name="ce609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9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9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2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9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6" table:number-columns-spanned="2" table:number-rows-spanned="1"/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7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O$60];0)" office:value-type="float" office:value="0" calcext:value-type="float">
            <text:p>0</text:p>
          </table:table-cell>
          <table:table-cell table:style-name="ce1067" table:formula="of:=[.P60]" office:value-type="float" office:value="0" calcext:value-type="float">
            <text:p>0</text:p>
          </table:table-cell>
          <table:table-cell table:style-name="ce907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1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8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19" table:number-columns-spanned="2" table:number-rows-spanned="1"/>
          <table:covered-table-cell table:style-name="ce73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7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963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999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7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 table:number-columns-repeated="238"/>
          <table:table-cell table:style-name="ce59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6"/>
          <table:table-cell table:style-name="ce710"/>
          <table:table-cell table:style-name="ce773"/>
          <table:table-cell table:style-name="ce902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8"/>
          <table:table-cell table:style-name="ce716"/>
          <table:table-cell table:style-name="ce777"/>
          <table:table-cell table:style-name="ce903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5"/>
          <table:table-cell table:style-name="ce719"/>
          <table:table-cell table:style-name="ce778"/>
          <table:table-cell table:style-name="ce904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6"/>
          <table:table-cell table:style-name="ce725"/>
          <table:table-cell table:style-name="ce780"/>
          <table:table-cell table:style-name="ce911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7"/>
          <table:table-cell table:style-name="ce727"/>
          <table:table-cell table:style-name="ce781"/>
          <table:table-cell table:style-name="ce912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597" table:number-columns-repeated="6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>
          <table:table-cell table:style-name="ce597"/>
          <table:table-cell table:style-name="ce556"/>
          <table:table-cell table:style-name="ce597" table:number-columns-repeated="13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65465">
          <table:table-cell table:style-name="ce597" table:number-columns-repeated="15"/>
          <table:table-cell table:style-name="ce691"/>
          <table:table-cell table:style-name="ce633"/>
          <table:table-cell table:style-name="ce597" table:number-columns-repeated="239"/>
          <table:table-cell table:number-columns-repeated="16128"/>
        </table:table-row>
        <table:table-row table:style-name="ro2" table:number-rows-repeated="9">
          <table:table-cell table:style-name="ce59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ce6"/>
        <table:table-column table:style-name="co54" table:default-cell-style-name="ce685"/>
        <table:table-column table:style-name="co55" table:default-cell-style-name="ce685"/>
        <table:table-column table:style-name="co38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2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2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295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5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1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3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ce1530"/>
        <table:table-column table:style-name="co68" table:default-cell-style-name="ce1478"/>
        <table:table-column table:style-name="co69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style-name="ce260"/>
          <table:table-cell table:style-name="ce693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45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4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3" table:formula="of:=COUNTA([.G6:.G38])" office:value-type="float" office:value="33" calcext:value-type="float">
            <text:p>33</text:p>
          </table:table-cell>
          <table:table-cell table:style-name="ce1858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16376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1638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16376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0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  <table:table-cell table:style-name="Default"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3"/>
          <table:covered-table-cell table:style-name="ce1711"/>
          <table:covered-table-cell table:number-columns-repeated="6" table:style-name="ce1673"/>
          <table:covered-table-cell table:number-columns-repeated="3" table:style-name="ce1800"/>
          <table:covered-table-cell table:style-name="ce16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3"/>
          <table:table-cell table:style-name="ce1711"/>
          <table:table-cell table:style-name="ce1673" table:number-columns-repeated="6"/>
          <table:table-cell table:style-name="ce1800" table:number-columns-repeated="3"/>
          <table:table-cell table:style-name="ce16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2" office:value-type="string" calcext:value-type="string">
            <text:p>Szint</text:p>
          </table:table-cell>
          <table:table-cell table:style-name="ce1782" office:value-type="string" calcext:value-type="string" table:number-columns-spanned="2" table:number-rows-spanned="1">
            <text:p>KP</text:p>
          </table:table-cell>
          <table:covered-table-cell table:style-name="ce178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0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167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0"/>
          <table:table-cell table:number-columns-repeated="235"/>
        </table:table-row>
        <table:table-row table:style-name="ro30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7" table:number-columns-repeated="3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597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0" table:content-validation-name="val187" office:value-type="string" calcext:value-type="string">
            <text:p>Fok</text:p>
          </table:table-cell>
          <table:table-cell table:style-name="ce1670" table:content-validation-name="val187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8"/>
          <table:table-cell table:style-name="ce167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/>
          <table:table-cell table:style-name="ce1664" table:content-validation-name="val58" table:number-columns-repeated="2"/>
          <table:table-cell table:style-name="ce1842" table:content-validation-name="val58"/>
          <table:table-cell table:style-name="ce1774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97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2" table:content-validation-name="val58"/>
          <table:table-cell table:style-name="ce167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2" table:content-validation-name="val58" office:value-type="string" calcext:value-type="string">
            <text:p>Szúró</text:p>
          </table:table-cell>
          <table:table-cell table:style-name="ce1672" table:content-validation-name="val58" office:value-type="string" calcext:value-type="string">
            <text:p>Vágó</text:p>
          </table:table-cell>
          <table:table-cell table:style-name="ce1672" table:content-validation-name="val58" office:value-type="string" calcext:value-type="string">
            <text:p>Zúzó</text:p>
          </table:table-cell>
          <table:table-cell table:style-name="ce167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3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3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3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>
            <text:p>SFÉ</text:p>
          </table:table-cell>
          <table:table-cell table:style-name="ce167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0"/>
          <table:table-cell table:style-name="ce1617"/>
          <table:table-cell table:style-name="Default" table:number-columns-repeated="3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8" table:on-update-keep-styles="true" table:on-update-keep-size="false"/>
        <table:database-range table:name="hatterek_szabad_all" table:target-range-address="Fortélylista.G5:Fortélylista.H38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2:Fortélylista.G50" table:on-update-keep-styles="true" table:on-update-keep-size="false"/>
        <table:database-range table:name="magia_arkanumok" table:target-range-address="Képzettséglista.A35:Képzettséglista.A59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00.00.00</text:date>, <text:time style:data-style-name="N2" text:time-value="22:52:12.96232682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5T23:12:24.178449056</dc:date>
    <meta:editing-cycles>662</meta:editing-cycles>
    <meta:editing-duration>P7DT9H38M49S</meta:editing-duration>
    <meta:document-statistic meta:table-count="11" meta:cell-count="33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